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E00000399CE0E18B8.png" manifest:media-type="image/png"/>
  <manifest:file-entry manifest:full-path="Pictures/100000010000029F00000378C135572F.png" manifest:media-type="image/png"/>
  <manifest:file-entry manifest:full-path="Pictures/100000010000034C00000110E4268F6D.png" manifest:media-type="image/png"/>
  <manifest:file-entry manifest:full-path="Pictures/10000001000002A20000009F47BEE7FD.png" manifest:media-type="image/png"/>
  <manifest:file-entry manifest:full-path="Pictures/10000001000002B500000276DA8AED1A.png" manifest:media-type="image/png"/>
  <manifest:file-entry manifest:full-path="Pictures/10000001000002A20000009F981C8E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04a9" officeooo:paragraph-rsid="001604a9"/>
    </style:style>
    <style:style style:name="P2" style:family="paragraph" style:parent-style-name="Standard">
      <style:text-properties officeooo:rsid="0017c27d" officeooo:paragraph-rsid="0017c27d"/>
    </style:style>
    <style:style style:name="P3" style:family="paragraph" style:parent-style-name="Standard">
      <style:text-properties officeooo:rsid="0017c27d" officeooo:paragraph-rsid="0017c2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4.2</text:p>
      <text:p text:style-name="P1"><draw:frame draw:style-name="fr2" draw:name="Image1" text:anchor-type="char" svg:width="17cm" svg:height="4.009cm" draw:z-index="0"><draw:image xlink:href="Pictures/10000001000002A20000009F981C8E46.png" xlink:type="simple" xlink:show="embed" xlink:actuate="onLoad" draw:mime-type="image/png"/></draw:frame>Falta poner lo de los riesgos</text:p>
      <text:p text:style-name="P1"/>
      <text:p text:style-name="P2">4.3</text:p>
      <text:p text:style-name="P1"/>
      <text:p text:style-name="P1"/>
      <text:p text:style-name="P1"><draw:frame draw:style-name="fr2" draw:name="Image2" text:anchor-type="char" svg:width="17cm" svg:height="4.009cm" draw:z-index="1"><draw:image xlink:href="Pictures/10000001000002A20000009F47BEE7FD.png" xlink:type="simple" xlink:show="embed" xlink:actuate="onLoad" draw:mime-type="image/png"/></draw:frame><text:line-break/></text:p>
      <text:p text:style-name="P1"><draw:frame draw:style-name="fr2" draw:name="Image3" text:anchor-type="char" svg:width="17cm" svg:height="5.479cm" draw:z-index="2"><draw:image xlink:href="Pictures/100000010000034C00000110E4268F6D.png" xlink:type="simple" xlink:show="embed" xlink:actuate="onLoad" draw:mime-type="image/png"/></draw:frame><text:soft-page-break/>..</text:p>
      <text:p text:style-name="P1"><text:soft-page-break/></text:p>
      <text:p text:style-name="P2">4.4</text:p>
      <text:p text:style-name="P2"/>
      <text:p text:style-name="P2"><draw:frame draw:style-name="fr1" draw:name="Image4" text:anchor-type="char" svg:width="17cm" svg:height="22.497cm" draw:z-index="3"><draw:image xlink:href="Pictures/100000010000029F00000378C135572F.png" xlink:type="simple" xlink:show="embed" xlink:actuate="onLoad" draw:mime-type="image/png"/></draw:frame>.</text:p>
      <text:p text:style-name="P2"><draw:frame draw:style-name="fr1" draw:name="Image5" text:anchor-type="char" svg:width="17cm" svg:height="23.94cm" draw:z-index="4"><draw:image xlink:href="Pictures/100000010000028E00000399CE0E18B8.png" xlink:type="simple" xlink:show="embed" xlink:actuate="onLoad" draw:mime-type="image/png"/></draw:frame><text:soft-page-break/>.</text:p>
      <text:p text:style-name="P2"><draw:frame draw:style-name="fr1" draw:name="Image6" text:anchor-type="char" svg:width="17cm" svg:height="15.453cm" draw:z-index="5"><draw:image xlink:href="Pictures/10000001000002B500000276DA8AED1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1:40:50.681601699</meta:creation-date>
    <dc:date>2025-10-08T12:03:47.255202344</dc:date>
    <meta:editing-duration>PT6M23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5" meta:paragraph-count="8" meta:word-count="12" meta:character-count="43" meta:non-whitespace-character-count="37"/>
  </office:meta>
</office:document-meta>
</file>